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021F0057</text:p>
          </table:table-cell>
          <table:table-cell office:value-type="string" calcext:value-type="string">
            <text:p>2022-11-21 15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62664" calcext:value-type="float">
            <text:p>62.462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21F0057</text:p>
          </table:table-cell>
          <table:table-cell office:value-type="string" calcext:value-type="string">
            <text:p>2021-04-08 16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13624" calcext:value-type="float">
            <text:p>58.713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21F0057</text:p>
          </table:table-cell>
          <table:table-cell office:value-type="string" calcext:value-type="string">
            <text:p>2019-10-10 18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2368" calcext:value-type="float">
            <text:p>59.92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21F0057</text:p>
          </table:table-cell>
          <table:table-cell office:value-type="string" calcext:value-type="string">
            <text:p>2018-04-18 15:2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3496" calcext:value-type="float">
            <text:p>58.73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21F0057</text:p>
          </table:table-cell>
          <table:table-cell office:value-type="string" calcext:value-type="string">
            <text:p>2017-12-14 16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8484" calcext:value-type="float">
            <text:p>61.58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21F0057</text:p>
          </table:table-cell>
          <table:table-cell office:value-type="string" calcext:value-type="string">
            <text:p>2017-0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2576" calcext:value-type="float">
            <text:p>61.32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21F0057</text:p>
          </table:table-cell>
          <table:table-cell office:value-type="string" calcext:value-type="string">
            <text:p>2015-05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5312" calcext:value-type="float">
            <text:p>59.25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21F0057</text:p>
          </table:table-cell>
          <table:table-cell office:value-type="string" calcext:value-type="string">
            <text:p>2009-09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64216" calcext:value-type="float">
            <text:p>61.16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21F0057</text:p>
          </table:table-cell>
          <table:table-cell office:value-type="string" calcext:value-type="string">
            <text:p>2006-06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744" calcext:value-type="float">
            <text:p>61.8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21F0057</text:p>
          </table:table-cell>
          <table:table-cell office:value-type="string" calcext:value-type="string">
            <text:p>2005-05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0656" calcext:value-type="float">
            <text:p>60.10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21F0057</text:p>
          </table:table-cell>
          <table:table-cell office:value-type="string" calcext:value-type="string">
            <text:p>2003-04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4184" calcext:value-type="float">
            <text:p>60.44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21F0057</text:p>
          </table:table-cell>
          <table:table-cell office:value-type="string" calcext:value-type="string">
            <text:p>2002-0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17784" calcext:value-type="float">
            <text:p>61.517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6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96" meta:object-count="0"/>
    <meta:user-defined meta:name="AppVersion">3.0</meta:user-defined>
  </office:meta>
</office:document-meta>
</file>